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master-page-name="">
      <style:paragraph-properties fo:line-height="150%" style:page-number="auto" fo:break-before="page"/>
      <style:text-properties officeooo:paragraph-rsid="00084b0c"/>
    </style:style>
    <style:style style:name="P4"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5" style:family="paragraph" style:parent-style-name="Heading_20_3">
      <style:paragraph-properties fo:line-height="150%"/>
      <style:text-properties officeooo:paragraph-rsid="00084b0c"/>
    </style:style>
    <style:style style:name="P6"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7"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8" style:family="paragraph" style:parent-style-name="Standard">
      <style:paragraph-properties fo:line-height="150%"/>
      <style:text-properties officeooo:rsid="001de4d0" officeooo:paragraph-rsid="00084b0c" fo:background-color="#ffff00"/>
    </style:style>
    <style:style style:name="P9" style:family="paragraph" style:parent-style-name="Standard">
      <style:paragraph-properties fo:line-height="150%"/>
      <style:text-properties officeooo:rsid="001de4d0" officeooo:paragraph-rsid="0053e80e" fo:background-color="#ffff00"/>
    </style:style>
    <style:style style:name="P10" style:family="paragraph" style:parent-style-name="Standard">
      <style:paragraph-properties fo:line-height="150%"/>
      <style:text-properties officeooo:rsid="001a63d9" officeooo:paragraph-rsid="00084b0c" fo:background-color="#ffff00"/>
    </style:style>
    <style:style style:name="P11" style:family="paragraph" style:parent-style-name="Standard">
      <style:paragraph-properties fo:line-height="150%"/>
      <style:text-properties officeooo:rsid="0205e532" officeooo:paragraph-rsid="001f7bc2" fo:background-color="#ffff00"/>
    </style:style>
    <style:style style:name="P12" style:family="paragraph" style:parent-style-name="Standard">
      <style:paragraph-properties fo:line-height="150%"/>
      <style:text-properties officeooo:rsid="001d8182" officeooo:paragraph-rsid="00084b0c" fo:background-color="#ffff00"/>
    </style:style>
    <style:style style:name="P13" style:family="paragraph" style:parent-style-name="Standard">
      <style:paragraph-properties fo:line-height="150%"/>
      <style:text-properties officeooo:rsid="001d8182" officeooo:paragraph-rsid="004a0b69" fo:background-color="#ffff00"/>
    </style:style>
    <style:style style:name="P14" style:family="paragraph" style:parent-style-name="Standard">
      <style:paragraph-properties fo:line-height="150%"/>
      <style:text-properties officeooo:rsid="001d8182" officeooo:paragraph-rsid="004a44e4" fo:background-color="#ffff00"/>
    </style:style>
    <style:style style:name="P15" style:family="paragraph" style:parent-style-name="Standard">
      <style:paragraph-properties fo:line-height="150%"/>
      <style:text-properties officeooo:paragraph-rsid="00084b0c" fo:background-color="#ffff00"/>
    </style:style>
    <style:style style:name="P16" style:family="paragraph" style:parent-style-name="Standard" style:list-style-name="L1">
      <style:paragraph-properties fo:line-height="150%"/>
      <style:text-properties officeooo:paragraph-rsid="00084b0c"/>
    </style:style>
    <style:style style:name="P17" style:family="paragraph" style:parent-style-name="Standard">
      <style:paragraph-properties fo:line-height="150%"/>
      <style:text-properties officeooo:paragraph-rsid="00084b0c"/>
    </style:style>
    <style:style style:name="P18" style:family="paragraph" style:parent-style-name="Standard">
      <style:paragraph-properties fo:line-height="150%"/>
      <style:text-properties officeooo:paragraph-rsid="0044ff71"/>
    </style:style>
    <style:style style:name="P19" style:family="paragraph" style:parent-style-name="Standard">
      <style:paragraph-properties fo:line-height="150%"/>
      <style:text-properties officeooo:paragraph-rsid="0045f49d"/>
    </style:style>
    <style:style style:name="P20" style:family="paragraph" style:parent-style-name="Standard">
      <style:paragraph-properties fo:line-height="150%"/>
      <style:text-properties officeooo:paragraph-rsid="004b746c"/>
    </style:style>
    <style:style style:name="P21" style:family="paragraph" style:parent-style-name="Standard" style:list-style-name="L1">
      <style:paragraph-properties fo:line-height="150%"/>
      <style:text-properties officeooo:rsid="010f6cad" officeooo:paragraph-rsid="00084b0c"/>
    </style:style>
    <style:style style:name="P22" style:family="paragraph" style:parent-style-name="Standard" style:list-style-name="L1">
      <style:paragraph-properties fo:line-height="150%"/>
      <style:text-properties officeooo:rsid="011c5c4d" officeooo:paragraph-rsid="00084b0c"/>
    </style:style>
    <style:style style:name="P23" style:family="paragraph" style:parent-style-name="Standard">
      <style:paragraph-properties fo:line-height="150%"/>
      <style:text-properties officeooo:rsid="01a641f6" officeooo:paragraph-rsid="00084b0c"/>
    </style:style>
    <style:style style:name="P24" style:family="paragraph" style:parent-style-name="Standard">
      <style:paragraph-properties fo:line-height="150%"/>
      <style:text-properties officeooo:rsid="01a641f6" officeooo:paragraph-rsid="002b4b87"/>
    </style:style>
    <style:style style:name="P25" style:family="paragraph" style:parent-style-name="Standard">
      <style:paragraph-properties fo:line-height="150%"/>
      <style:text-properties fo:font-style="normal" officeooo:rsid="01bc8c1d" officeooo:paragraph-rsid="00084b0c" style:font-style-asian="normal" style:font-style-complex="normal"/>
    </style:style>
    <style:style style:name="P26" style:family="paragraph" style:parent-style-name="Standard">
      <style:paragraph-properties fo:line-height="150%"/>
      <style:text-properties fo:font-style="normal" officeooo:rsid="01bc8c1d" officeooo:paragraph-rsid="00589762" style:font-style-asian="normal" style:font-style-complex="normal"/>
    </style:style>
    <style:style style:name="P27"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8"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29" style:family="paragraph" style:parent-style-name="Standard">
      <style:paragraph-properties fo:line-height="150%"/>
      <style:text-properties officeooo:rsid="002be240" officeooo:paragraph-rsid="002be240"/>
    </style:style>
    <style:style style:name="P30" style:family="paragraph" style:parent-style-name="Standard">
      <style:paragraph-properties fo:line-height="150%"/>
      <style:text-properties officeooo:rsid="002be240" officeooo:paragraph-rsid="00397b5c"/>
    </style:style>
    <style:style style:name="P31" style:family="paragraph" style:parent-style-name="Standard">
      <style:paragraph-properties fo:line-height="150%"/>
      <style:text-properties officeooo:rsid="004a0b69" officeooo:paragraph-rsid="004a0b69"/>
    </style:style>
    <style:style style:name="P32" style:family="paragraph" style:parent-style-name="Text_20_body">
      <style:paragraph-properties fo:line-height="150%"/>
      <style:text-properties officeooo:paragraph-rsid="00084b0c"/>
    </style:style>
    <style:style style:name="P33" style:family="paragraph" style:parent-style-name="Text_20_body">
      <style:paragraph-properties fo:line-height="150%"/>
      <style:text-properties officeooo:paragraph-rsid="002c25a3"/>
    </style:style>
    <style:style style:name="P34" style:family="paragraph" style:parent-style-name="Text_20_body">
      <style:paragraph-properties fo:line-height="150%"/>
      <style:text-properties officeooo:paragraph-rsid="005edd2c"/>
    </style:style>
    <style:style style:name="P35" style:family="paragraph" style:parent-style-name="Text_20_body">
      <style:paragraph-properties fo:line-height="150%"/>
      <style:text-properties officeooo:paragraph-rsid="005cfc37"/>
    </style:style>
    <style:style style:name="P36" style:family="paragraph" style:parent-style-name="Text_20_body">
      <style:paragraph-properties fo:line-height="150%"/>
      <style:text-properties officeooo:paragraph-rsid="00659dbb"/>
    </style:style>
    <style:style style:name="P37" style:family="paragraph" style:parent-style-name="Text_20_body">
      <style:paragraph-properties fo:line-height="150%"/>
      <style:text-properties officeooo:paragraph-rsid="0068f452"/>
    </style:style>
    <style:style style:name="P38" style:family="paragraph" style:parent-style-name="Text_20_body">
      <style:paragraph-properties fo:line-height="150%"/>
      <style:text-properties officeooo:paragraph-rsid="0075f345"/>
    </style:style>
    <style:style style:name="P39" style:family="paragraph" style:parent-style-name="Text_20_body">
      <style:paragraph-properties fo:line-height="150%"/>
      <style:text-properties officeooo:paragraph-rsid="0081267a"/>
    </style:style>
    <style:style style:name="P40" style:family="paragraph" style:parent-style-name="Text_20_body">
      <style:paragraph-properties fo:line-height="150%"/>
      <style:text-properties officeooo:paragraph-rsid="0084211f"/>
    </style:style>
    <style:style style:name="P41" style:family="paragraph" style:parent-style-name="Text_20_body">
      <style:paragraph-properties fo:line-height="150%"/>
      <style:text-properties officeooo:paragraph-rsid="00084b0c" fo:background-color="transparent"/>
    </style:style>
    <style:style style:name="P42" style:family="paragraph" style:parent-style-name="Text_20_body">
      <style:paragraph-properties fo:line-height="150%"/>
      <style:text-properties officeooo:rsid="00c36f50" officeooo:paragraph-rsid="00084b0c" fo:background-color="transparent"/>
    </style:style>
    <style:style style:name="P43" style:family="paragraph" style:parent-style-name="Text_20_body">
      <style:paragraph-properties fo:line-height="150%"/>
      <style:text-properties officeooo:rsid="0021a518" officeooo:paragraph-rsid="00084b0c" fo:background-color="transparent"/>
    </style:style>
    <style:style style:name="P44" style:family="paragraph" style:parent-style-name="Text_20_body">
      <style:paragraph-properties fo:line-height="150%"/>
      <style:text-properties officeooo:paragraph-rsid="00084b0c" fo:background-color="transparent"/>
    </style:style>
    <style:style style:name="P45" style:family="paragraph" style:parent-style-name="Text_20_body">
      <style:paragraph-properties fo:line-height="150%"/>
      <style:text-properties officeooo:rsid="021aae82" officeooo:paragraph-rsid="00084b0c" fo:background-color="transparent"/>
    </style:style>
    <style:style style:name="P46"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47" style:family="paragraph" style:parent-style-name="Text_20_body">
      <style:paragraph-properties fo:line-height="150%"/>
      <style:text-properties officeooo:rsid="01c22af0" officeooo:paragraph-rsid="00084b0c"/>
    </style:style>
    <style:style style:name="P48" style:family="paragraph" style:parent-style-name="Text_20_body">
      <style:paragraph-properties fo:line-height="150%"/>
      <style:text-properties fo:font-style="normal" officeooo:paragraph-rsid="00084b0c" style:font-style-asian="normal" style:font-style-complex="normal"/>
    </style:style>
    <style:style style:name="P49" style:family="paragraph" style:parent-style-name="Text_20_body">
      <style:paragraph-properties fo:line-height="150%"/>
      <style:text-properties fo:font-style="normal" officeooo:rsid="01c974c6" officeooo:paragraph-rsid="00084b0c" style:font-style-asian="normal" style:font-style-complex="normal"/>
    </style:style>
    <style:style style:name="P50" style:family="paragraph" style:parent-style-name="Text_20_body">
      <style:paragraph-properties fo:line-height="150%"/>
      <style:text-properties fo:font-style="normal" officeooo:rsid="01c577bd" officeooo:paragraph-rsid="00084b0c" style:font-style-asian="normal" style:font-style-complex="normal"/>
    </style:style>
    <style:style style:name="P51" style:family="paragraph" style:parent-style-name="Text_20_body">
      <style:paragraph-properties fo:line-height="150%"/>
      <style:text-properties fo:font-style="normal" officeooo:rsid="01cfd0ad" officeooo:paragraph-rsid="00084b0c" style:font-style-asian="normal" style:font-style-complex="normal"/>
    </style:style>
    <style:style style:name="P52" style:family="paragraph" style:parent-style-name="Text_20_body">
      <style:paragraph-properties fo:line-height="150%"/>
      <style:text-properties fo:font-style="normal" officeooo:rsid="01c22af0" officeooo:paragraph-rsid="005edd2c" style:font-style-asian="normal" style:font-style-complex="normal"/>
    </style:style>
    <style:style style:name="P53" style:family="paragraph" style:parent-style-name="Text_20_body" style:list-style-name="L4">
      <style:text-properties officeooo:paragraph-rsid="001d6a5d"/>
    </style:style>
    <style:style style:name="P54" style:family="paragraph" style:parent-style-name="Text_20_body">
      <style:text-properties officeooo:paragraph-rsid="00084b0c"/>
    </style:style>
    <style:style style:name="P55" style:family="paragraph" style:parent-style-name="Text_20_body" style:list-style-name="L6">
      <style:text-properties officeooo:paragraph-rsid="001d6a5d"/>
    </style:style>
    <style:style style:name="P56" style:family="paragraph" style:parent-style-name="Text_20_body">
      <style:text-properties officeooo:paragraph-rsid="001d6a5d"/>
    </style:style>
    <style:style style:name="P57" style:family="paragraph" style:parent-style-name="Text_20_body">
      <style:text-properties officeooo:paragraph-rsid="001e8c64"/>
    </style:style>
    <style:style style:name="P58" style:family="paragraph" style:parent-style-name="Text_20_body">
      <style:paragraph-properties fo:margin-top="0cm" fo:margin-bottom="0cm" loext:contextual-spacing="false" fo:line-height="150%"/>
      <style:text-properties officeooo:paragraph-rsid="00084b0c"/>
    </style:style>
    <style:style style:name="P59" style:family="paragraph" style:parent-style-name="Text_20_body" style:list-style-name="L4">
      <style:paragraph-properties fo:margin-top="0cm" fo:margin-bottom="0cm" loext:contextual-spacing="false"/>
      <style:text-properties officeooo:paragraph-rsid="001d6a5d"/>
    </style:style>
    <style:style style:name="P60" style:family="paragraph" style:parent-style-name="Text_20_body" style:list-style-name="L6">
      <style:paragraph-properties fo:margin-top="0cm" fo:margin-bottom="0cm" loext:contextual-spacing="false"/>
      <style:text-properties officeooo:paragraph-rsid="001d6a5d"/>
    </style:style>
    <style:style style:name="P61" style:family="paragraph" style:parent-style-name="Text_20_body">
      <style:paragraph-properties fo:break-before="page"/>
      <style:text-properties officeooo:paragraph-rsid="001e8c64"/>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fb3f31" fo:background-color="transparent" loext:char-shading-value="0"/>
    </style:style>
    <style:style style:name="T5" style:family="text">
      <style:text-properties officeooo:rsid="007294e9" fo:background-color="transparent" loext:char-shading-value="0"/>
    </style:style>
    <style:style style:name="T6" style:family="text">
      <style:text-properties officeooo:rsid="0021a518" fo:background-color="transparent" loext:char-shading-value="0"/>
    </style:style>
    <style:style style:name="T7" style:family="text">
      <style:text-properties officeooo:rsid="01815da6" fo:background-color="transparent" loext:char-shading-value="0"/>
    </style:style>
    <style:style style:name="T8" style:family="text">
      <style:text-properties officeooo:rsid="0139df1d" fo:background-color="transparent" loext:char-shading-value="0"/>
    </style:style>
    <style:style style:name="T9" style:family="text">
      <style:text-properties officeooo:rsid="0193e6e2" fo:background-color="transparent" loext:char-shading-value="0"/>
    </style:style>
    <style:style style:name="T10" style:family="text">
      <style:text-properties officeooo:rsid="0194436e" fo:background-color="transparent" loext:char-shading-value="0"/>
    </style:style>
    <style:style style:name="T11" style:family="text">
      <style:text-properties officeooo:rsid="01928a88" fo:background-color="transparent" loext:char-shading-value="0"/>
    </style:style>
    <style:style style:name="T12" style:family="text">
      <style:text-properties officeooo:rsid="0192dded" fo:background-color="transparent" loext:char-shading-value="0"/>
    </style:style>
    <style:style style:name="T13" style:family="text">
      <style:text-properties officeooo:rsid="0187360e" fo:background-color="transparent" loext:char-shading-value="0"/>
    </style:style>
    <style:style style:name="T14" style:family="text">
      <style:text-properties officeooo:rsid="013a7cd0" fo:background-color="transparent" loext:char-shading-value="0"/>
    </style:style>
    <style:style style:name="T15" style:family="text">
      <style:text-properties officeooo:rsid="002ca2f3" fo:background-color="transparent" loext:char-shading-value="0"/>
    </style:style>
    <style:style style:name="T16" style:family="text">
      <style:text-properties officeooo:rsid="01a25bb6" fo:background-color="transparent" loext:char-shading-value="0"/>
    </style:style>
    <style:style style:name="T17" style:family="text">
      <style:text-properties officeooo:rsid="00ecc727" fo:background-color="transparent" loext:char-shading-value="0"/>
    </style:style>
    <style:style style:name="T18" style:family="text">
      <style:text-properties officeooo:rsid="00ee76af" fo:background-color="transparent" loext:char-shading-value="0"/>
    </style:style>
    <style:style style:name="T19" style:family="text">
      <style:text-properties officeooo:rsid="01b1fe37" fo:background-color="transparent" loext:char-shading-value="0"/>
    </style:style>
    <style:style style:name="T20" style:family="text">
      <style:text-properties officeooo:rsid="018b42ee" fo:background-color="transparent" loext:char-shading-value="0"/>
    </style:style>
    <style:style style:name="T21" style:family="text">
      <style:text-properties officeooo:rsid="021aae82" fo:background-color="transparent" loext:char-shading-value="0"/>
    </style:style>
    <style:style style:name="T22" style:family="text">
      <style:text-properties officeooo:rsid="021ade43" fo:background-color="transparent" loext:char-shading-value="0"/>
    </style:style>
    <style:style style:name="T23" style:family="text">
      <style:text-properties officeooo:rsid="020b2890" fo:background-color="transparent" loext:char-shading-value="0"/>
    </style:style>
    <style:style style:name="T24" style:family="text">
      <style:text-properties officeooo:rsid="020c1aa3" fo:background-color="transparent" loext:char-shading-value="0"/>
    </style:style>
    <style:style style:name="T25" style:family="text">
      <style:text-properties officeooo:rsid="00126b2f" fo:background-color="transparent" loext:char-shading-value="0"/>
    </style:style>
    <style:style style:name="T26" style:family="text">
      <style:text-properties officeooo:rsid="002c25a3" fo:background-color="transparent" loext:char-shading-value="0"/>
    </style:style>
    <style:style style:name="T27" style:family="text">
      <style:text-properties officeooo:rsid="002cc2de" fo:background-color="transparent" loext:char-shading-value="0"/>
    </style:style>
    <style:style style:name="T28" style:family="text">
      <style:text-properties officeooo:rsid="002ce50a" fo:background-color="transparent" loext:char-shading-value="0"/>
    </style:style>
    <style:style style:name="T29" style:family="text">
      <style:text-properties officeooo:rsid="002ebe5f" fo:background-color="transparent" loext:char-shading-value="0"/>
    </style:style>
    <style:style style:name="T30" style:family="text">
      <style:text-properties officeooo:rsid="002f483f" fo:background-color="transparent" loext:char-shading-value="0"/>
    </style:style>
    <style:style style:name="T31" style:family="text">
      <style:text-properties officeooo:rsid="0031266e" fo:background-color="transparent" loext:char-shading-value="0"/>
    </style:style>
    <style:style style:name="T32" style:family="text">
      <style:text-properties officeooo:rsid="0033763f" fo:background-color="transparent" loext:char-shading-value="0"/>
    </style:style>
    <style:style style:name="T33" style:family="text">
      <style:text-properties officeooo:rsid="001d8182" fo:background-color="transparent" loext:char-shading-value="0"/>
    </style:style>
    <style:style style:name="T34" style:family="text">
      <style:text-properties officeooo:rsid="004b746c" fo:background-color="transparent" loext:char-shading-value="0"/>
    </style:style>
    <style:style style:name="T35" style:family="text">
      <style:text-properties officeooo:rsid="004db134" fo:background-color="transparent" loext:char-shading-value="0"/>
    </style:style>
    <style:style style:name="T36" style:family="text">
      <style:text-properties officeooo:rsid="0051d219" fo:background-color="transparent" loext:char-shading-value="0"/>
    </style:style>
    <style:style style:name="T37" style:family="text">
      <style:text-properties officeooo:rsid="0051ebb3" fo:background-color="transparent" loext:char-shading-value="0"/>
    </style:style>
    <style:style style:name="T38" style:family="text">
      <style:text-properties officeooo:rsid="005212bd" fo:background-color="transparent" loext:char-shading-value="0"/>
    </style:style>
    <style:style style:name="T39" style:family="text">
      <style:text-properties officeooo:rsid="005284e0" fo:background-color="transparent" loext:char-shading-value="0"/>
    </style:style>
    <style:style style:name="T40" style:family="text">
      <style:text-properties officeooo:rsid="00560781" fo:background-color="transparent" loext:char-shading-value="0"/>
    </style:style>
    <style:style style:name="T41" style:family="text">
      <style:text-properties officeooo:rsid="016cc64a" fo:background-color="transparent" loext:char-shading-value="0"/>
    </style:style>
    <style:style style:name="T42" style:family="text">
      <style:text-properties officeooo:rsid="008aa8b9" fo:background-color="transparent" loext:char-shading-value="0"/>
    </style:style>
    <style:style style:name="T43" style:family="text">
      <style:text-properties officeooo:rsid="01685801" fo:background-color="transparent" loext:char-shading-value="0"/>
    </style:style>
    <style:style style:name="T44" style:family="text">
      <style:text-properties officeooo:rsid="00aa8735" fo:background-color="transparent" loext:char-shading-value="0"/>
    </style:style>
    <style:style style:name="T45" style:family="text">
      <style:text-properties officeooo:rsid="0072252c" fo:background-color="transparent" loext:char-shading-value="0"/>
    </style:style>
    <style:style style:name="T46" style:family="text">
      <style:text-properties officeooo:rsid="016baf72" fo:background-color="transparent" loext:char-shading-value="0"/>
    </style:style>
    <style:style style:name="T47" style:family="text">
      <style:text-properties officeooo:rsid="0073a3fb" fo:background-color="transparent" loext:char-shading-value="0"/>
    </style:style>
    <style:style style:name="T48" style:family="text">
      <style:text-properties officeooo:rsid="003ebc49" fo:background-color="transparent" loext:char-shading-value="0"/>
    </style:style>
    <style:style style:name="T49" style:family="text">
      <style:text-properties officeooo:rsid="000cd2c8" fo:background-color="transparent" loext:char-shading-value="0"/>
    </style:style>
    <style:style style:name="T50" style:family="text">
      <style:text-properties officeooo:rsid="00a9445a" fo:background-color="transparent" loext:char-shading-value="0"/>
    </style:style>
    <style:style style:name="T51" style:family="text">
      <style:text-properties officeooo:rsid="00747a60" fo:background-color="transparent" loext:char-shading-value="0"/>
    </style:style>
    <style:style style:name="T52" style:family="text">
      <style:text-properties officeooo:rsid="00fb3f31"/>
    </style:style>
    <style:style style:name="T53" style:family="text">
      <style:text-properties officeooo:rsid="01018890"/>
    </style:style>
    <style:style style:name="T54" style:family="text">
      <style:text-properties officeooo:rsid="01266cde"/>
    </style:style>
    <style:style style:name="T55" style:family="text">
      <style:text-properties officeooo:rsid="00b89219"/>
    </style:style>
    <style:style style:name="T56" style:family="text">
      <style:text-properties officeooo:rsid="00b6a9c6"/>
    </style:style>
    <style:style style:name="T57" style:family="text">
      <style:text-properties officeooo:rsid="007294e9"/>
    </style:style>
    <style:style style:name="T58" style:family="text">
      <style:text-properties officeooo:rsid="001fd672"/>
    </style:style>
    <style:style style:name="T59" style:family="text">
      <style:text-properties officeooo:rsid="00bd53c0"/>
    </style:style>
    <style:style style:name="T60" style:family="text">
      <style:text-properties officeooo:rsid="0106abcf"/>
    </style:style>
    <style:style style:name="T61" style:family="text">
      <style:text-properties officeooo:rsid="0120c351"/>
    </style:style>
    <style:style style:name="T62" style:family="text">
      <style:text-properties officeooo:rsid="014bf727"/>
    </style:style>
    <style:style style:name="T63" style:family="text">
      <style:text-properties officeooo:rsid="01083eb3"/>
    </style:style>
    <style:style style:name="T64" style:family="text">
      <style:text-properties officeooo:rsid="016485a5"/>
    </style:style>
    <style:style style:name="T65" style:family="text">
      <style:text-properties officeooo:rsid="014d12e7"/>
    </style:style>
    <style:style style:name="T66" style:family="text">
      <style:text-properties officeooo:rsid="0107f003"/>
    </style:style>
    <style:style style:name="T67" style:family="text">
      <style:text-properties officeooo:rsid="0120d5eb"/>
    </style:style>
    <style:style style:name="T68" style:family="text">
      <style:text-properties officeooo:rsid="014d9af2"/>
    </style:style>
    <style:style style:name="T69" style:family="text">
      <style:text-properties officeooo:rsid="010b7b92"/>
    </style:style>
    <style:style style:name="T70" style:family="text">
      <style:text-properties officeooo:rsid="01099bba"/>
    </style:style>
    <style:style style:name="T71" style:family="text">
      <style:text-properties officeooo:rsid="010a44eb"/>
    </style:style>
    <style:style style:name="T72" style:family="text">
      <style:text-properties officeooo:rsid="014e5165"/>
    </style:style>
    <style:style style:name="T73" style:family="text">
      <style:text-properties officeooo:rsid="010d58cc"/>
    </style:style>
    <style:style style:name="T74" style:family="text">
      <style:text-properties officeooo:rsid="010db026"/>
    </style:style>
    <style:style style:name="T75" style:family="text">
      <style:text-properties officeooo:rsid="010e7324"/>
    </style:style>
    <style:style style:name="T76" style:family="text">
      <style:text-properties officeooo:rsid="010dffb9"/>
    </style:style>
    <style:style style:name="T77" style:family="text">
      <style:text-properties officeooo:rsid="014f7860"/>
    </style:style>
    <style:style style:name="T78" style:family="text">
      <style:text-properties officeooo:rsid="014c410d"/>
    </style:style>
    <style:style style:name="T79"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80" style:family="text">
      <style:text-properties officeooo:rsid="0021a518"/>
    </style:style>
    <style:style style:name="T81" style:family="text">
      <style:text-properties officeooo:rsid="0104d6c6"/>
    </style:style>
    <style:style style:name="T82" style:family="text">
      <style:text-properties officeooo:rsid="00238e52"/>
    </style:style>
    <style:style style:name="T83" style:family="text">
      <style:text-properties officeooo:rsid="01550866"/>
    </style:style>
    <style:style style:name="T84" style:family="text">
      <style:text-properties officeooo:rsid="01a37ab4"/>
    </style:style>
    <style:style style:name="T85" style:family="text">
      <style:text-properties officeooo:rsid="00ac264f"/>
    </style:style>
    <style:style style:name="T86" style:family="text">
      <style:text-properties officeooo:rsid="01651e98"/>
    </style:style>
    <style:style style:name="T87" style:family="text">
      <style:text-properties officeooo:rsid="0152cc28"/>
    </style:style>
    <style:style style:name="T88" style:family="text">
      <style:text-properties officeooo:rsid="0153f8fa"/>
    </style:style>
    <style:style style:name="T89" style:family="text">
      <style:text-properties officeooo:rsid="00841b82"/>
    </style:style>
    <style:style style:name="T90" style:family="text">
      <style:text-properties officeooo:rsid="01558913"/>
    </style:style>
    <style:style style:name="T91" style:family="text">
      <style:text-properties officeooo:rsid="016615ba"/>
    </style:style>
    <style:style style:name="T92" style:family="text">
      <style:text-properties officeooo:rsid="0155c90a"/>
    </style:style>
    <style:style style:name="T93" style:family="text">
      <style:text-properties officeooo:rsid="0156b110"/>
    </style:style>
    <style:style style:name="T94" style:family="text">
      <style:text-properties officeooo:rsid="015848b4"/>
    </style:style>
    <style:style style:name="T95" style:family="text">
      <style:text-properties officeooo:rsid="0157e142"/>
    </style:style>
    <style:style style:name="T96" style:family="text">
      <style:text-properties officeooo:rsid="015a18cb"/>
    </style:style>
    <style:style style:name="T97" style:family="text">
      <style:text-properties officeooo:rsid="0166eaf2"/>
    </style:style>
    <style:style style:name="T98" style:family="text">
      <style:text-properties officeooo:rsid="015b3493"/>
    </style:style>
    <style:style style:name="T99" style:family="text">
      <style:text-properties officeooo:rsid="015b3bcb"/>
    </style:style>
    <style:style style:name="T100" style:family="text">
      <style:text-properties officeooo:rsid="01604c99"/>
    </style:style>
    <style:style style:name="T101" style:family="text">
      <style:text-properties officeooo:rsid="015e27dd"/>
    </style:style>
    <style:style style:name="T102" style:family="text">
      <style:text-properties officeooo:rsid="015e760e"/>
    </style:style>
    <style:style style:name="T103" style:family="text">
      <style:text-properties officeooo:rsid="015ca516"/>
    </style:style>
    <style:style style:name="T104" style:family="text">
      <style:text-properties officeooo:rsid="007ee346"/>
    </style:style>
    <style:style style:name="T105" style:family="text">
      <style:text-properties officeooo:rsid="00826ad4"/>
    </style:style>
    <style:style style:name="T106" style:family="text">
      <style:text-properties officeooo:rsid="009c2523"/>
    </style:style>
    <style:style style:name="T107" style:family="text">
      <style:text-properties officeooo:rsid="008aa8b9"/>
    </style:style>
    <style:style style:name="T108" style:family="text">
      <style:text-properties officeooo:rsid="016c465e"/>
    </style:style>
    <style:style style:name="T109" style:family="text">
      <style:text-properties officeooo:rsid="016cc64a"/>
    </style:style>
    <style:style style:name="T110" style:family="text">
      <style:text-properties officeooo:rsid="016ed349"/>
    </style:style>
    <style:style style:name="T111" style:family="text">
      <style:text-properties officeooo:rsid="0096e736"/>
    </style:style>
    <style:style style:name="T112" style:family="text">
      <style:text-properties officeooo:rsid="009934ce"/>
    </style:style>
    <style:style style:name="T113" style:family="text">
      <style:text-properties officeooo:rsid="003ebc49"/>
    </style:style>
    <style:style style:name="T114" style:family="text">
      <style:text-properties officeooo:rsid="00c7cd2e"/>
    </style:style>
    <style:style style:name="T115" style:family="text">
      <style:text-properties officeooo:rsid="00a7f629"/>
    </style:style>
    <style:style style:name="T116" style:family="text">
      <style:text-properties officeooo:rsid="016f5db0"/>
    </style:style>
    <style:style style:name="T117" style:family="text">
      <style:text-properties officeooo:rsid="003f2c0f"/>
    </style:style>
    <style:style style:name="T118" style:family="text">
      <style:text-properties officeooo:rsid="0169eb30"/>
    </style:style>
    <style:style style:name="T119" style:family="text">
      <style:text-properties officeooo:rsid="00ad67cc"/>
    </style:style>
    <style:style style:name="T120" style:family="text">
      <style:text-properties officeooo:rsid="0170965e"/>
    </style:style>
    <style:style style:name="T121" style:family="text">
      <style:text-properties officeooo:rsid="01729272"/>
    </style:style>
    <style:style style:name="T122" style:family="text">
      <style:text-properties officeooo:rsid="00c17815"/>
    </style:style>
    <style:style style:name="T123" style:family="text">
      <style:text-properties officeooo:rsid="00c14561"/>
    </style:style>
    <style:style style:name="T124" style:family="text">
      <style:text-properties officeooo:rsid="00c1d2ff"/>
    </style:style>
    <style:style style:name="T125" style:family="text">
      <style:text-properties officeooo:rsid="00dc1daa"/>
    </style:style>
    <style:style style:name="T126" style:family="text">
      <style:text-properties officeooo:rsid="00e280cd"/>
    </style:style>
    <style:style style:name="T127" style:family="text">
      <style:text-properties officeooo:rsid="012ab3f3"/>
    </style:style>
    <style:style style:name="T128" style:family="text">
      <style:text-properties officeooo:rsid="003998d7"/>
    </style:style>
    <style:style style:name="T129" style:family="text">
      <style:text-properties officeooo:rsid="012d106b"/>
    </style:style>
    <style:style style:name="T130" style:family="text">
      <style:text-properties officeooo:rsid="012f1160"/>
    </style:style>
    <style:style style:name="T131" style:family="text">
      <style:text-properties officeooo:rsid="012fdd32"/>
    </style:style>
    <style:style style:name="T132" style:family="text">
      <style:text-properties officeooo:rsid="012e8614"/>
    </style:style>
    <style:style style:name="T133" style:family="text">
      <style:text-properties officeooo:rsid="01747228"/>
    </style:style>
    <style:style style:name="T134" style:family="text">
      <style:text-properties officeooo:rsid="019143df"/>
    </style:style>
    <style:style style:name="T135" style:family="text">
      <style:text-properties officeooo:rsid="01f94e48"/>
    </style:style>
    <style:style style:name="T136" style:family="text">
      <style:text-properties officeooo:rsid="01fa929e"/>
    </style:style>
    <style:style style:name="T137" style:family="text">
      <style:text-properties officeooo:rsid="01fb3563"/>
    </style:style>
    <style:style style:name="T138" style:family="text">
      <style:text-properties officeooo:rsid="01fda083"/>
    </style:style>
    <style:style style:name="T139" style:family="text">
      <style:text-properties officeooo:rsid="01a51daf"/>
    </style:style>
    <style:style style:name="T140" style:family="text">
      <style:text-properties officeooo:rsid="01ff6eac"/>
    </style:style>
    <style:style style:name="T141" style:family="text">
      <style:text-properties officeooo:rsid="01ff961f"/>
    </style:style>
    <style:style style:name="T142" style:family="text">
      <style:text-properties officeooo:rsid="01ad3b6d"/>
    </style:style>
    <style:style style:name="T143" style:family="text">
      <style:text-properties officeooo:rsid="01ae6800"/>
    </style:style>
    <style:style style:name="T144" style:family="text">
      <style:text-properties officeooo:rsid="01b79b49"/>
    </style:style>
    <style:style style:name="T145" style:family="text">
      <style:text-properties officeooo:rsid="01b96c74"/>
    </style:style>
    <style:style style:name="T146" style:family="text">
      <style:text-properties fo:font-style="normal" style:font-style-asian="normal" style:font-style-complex="normal"/>
    </style:style>
    <style:style style:name="T147" style:family="text">
      <style:text-properties fo:font-style="normal" officeooo:rsid="01b96c74" style:font-style-asian="normal" style:font-style-complex="normal"/>
    </style:style>
    <style:style style:name="T148" style:family="text">
      <style:text-properties fo:font-style="normal" officeooo:rsid="015b3493" style:font-style-asian="normal" style:font-style-complex="normal"/>
    </style:style>
    <style:style style:name="T149" style:family="text">
      <style:text-properties fo:font-style="normal" officeooo:rsid="015b3bcb" style:font-style-asian="normal" style:font-style-complex="normal"/>
    </style:style>
    <style:style style:name="T150" style:family="text">
      <style:text-properties fo:font-style="normal" officeooo:rsid="01604c99" style:font-style-asian="normal" style:font-style-complex="normal"/>
    </style:style>
    <style:style style:name="T151" style:family="text">
      <style:text-properties fo:font-style="normal" officeooo:rsid="015e27dd" style:font-style-asian="normal" style:font-style-complex="normal"/>
    </style:style>
    <style:style style:name="T152" style:family="text">
      <style:text-properties fo:font-style="normal" officeooo:rsid="015e760e" style:font-style-asian="normal" style:font-style-complex="normal"/>
    </style:style>
    <style:style style:name="T153" style:family="text">
      <style:text-properties fo:font-style="normal" officeooo:rsid="015ca516" style:font-style-asian="normal" style:font-style-complex="normal"/>
    </style:style>
    <style:style style:name="T154" style:family="text">
      <style:text-properties fo:font-style="normal" officeooo:rsid="01c577bd" style:font-style-asian="normal" style:font-style-complex="normal"/>
    </style:style>
    <style:style style:name="T155" style:family="text">
      <style:text-properties fo:font-style="normal" officeooo:rsid="01c8448b" style:font-style-asian="normal" style:font-style-complex="normal"/>
    </style:style>
    <style:style style:name="T156" style:family="text">
      <style:text-properties fo:font-style="normal" officeooo:rsid="01c22af0" style:font-style-asian="normal" style:font-style-complex="normal"/>
    </style:style>
    <style:style style:name="T157" style:family="text">
      <style:text-properties fo:font-style="normal" officeooo:rsid="01c974c6" style:font-style-asian="normal" style:font-style-complex="normal"/>
    </style:style>
    <style:style style:name="T158" style:family="text">
      <style:text-properties fo:font-style="normal" officeooo:rsid="01cb6dc1" style:font-style-asian="normal" style:font-style-complex="normal"/>
    </style:style>
    <style:style style:name="T159" style:family="text">
      <style:text-properties fo:font-style="normal" officeooo:rsid="01d85ca5" style:font-style-asian="normal" style:font-style-complex="normal"/>
    </style:style>
    <style:style style:name="T160" style:family="text">
      <style:text-properties fo:font-style="normal" officeooo:rsid="01d429dc" style:font-style-asian="normal" style:font-style-complex="normal"/>
    </style:style>
    <style:style style:name="T161" style:family="text">
      <style:text-properties fo:font-style="normal" officeooo:rsid="01d598fa" style:font-style-asian="normal" style:font-style-complex="normal"/>
    </style:style>
    <style:style style:name="T162" style:family="text">
      <style:text-properties fo:font-style="normal" officeooo:rsid="00471ad2" style:font-style-asian="normal" style:font-style-complex="normal"/>
    </style:style>
    <style:style style:name="T163" style:family="text">
      <style:text-properties fo:font-style="normal" officeooo:rsid="00486ee6" style:font-style-asian="normal" style:font-style-complex="normal"/>
    </style:style>
    <style:style style:name="T164" style:family="text">
      <style:text-properties fo:font-style="normal" officeooo:rsid="00560781" style:font-style-asian="normal" style:font-style-complex="normal"/>
    </style:style>
    <style:style style:name="T165" style:family="text">
      <style:text-properties fo:font-style="normal" officeooo:rsid="004105e7" style:font-style-asian="normal" style:font-style-complex="normal"/>
    </style:style>
    <style:style style:name="T166" style:family="text">
      <style:text-properties fo:font-style="normal" officeooo:rsid="0043b7ee" style:font-style-asian="normal" style:font-style-complex="normal"/>
    </style:style>
    <style:style style:name="T167" style:family="text">
      <style:text-properties fo:font-style="normal" officeooo:rsid="0041ee22" style:font-style-asian="normal" style:font-style-complex="normal"/>
    </style:style>
    <style:style style:name="T168" style:family="text">
      <style:text-properties fo:font-style="normal" officeooo:rsid="005f3333" style:font-style-asian="normal" style:font-style-complex="normal"/>
    </style:style>
    <style:style style:name="T169" style:family="text">
      <style:text-properties fo:font-style="normal" officeooo:rsid="00607b22" style:font-style-asian="normal" style:font-style-complex="normal"/>
    </style:style>
    <style:style style:name="T170" style:family="text">
      <style:text-properties fo:font-style="normal" officeooo:rsid="0061a142" style:font-style-asian="normal" style:font-style-complex="normal"/>
    </style:style>
    <style:style style:name="T171" style:family="text">
      <style:text-properties fo:font-style="normal" officeooo:rsid="0062bac5" style:font-style-asian="normal" style:font-style-complex="normal"/>
    </style:style>
    <style:style style:name="T172" style:family="text">
      <style:text-properties fo:font-style="normal" officeooo:rsid="006385f3" style:font-style-asian="normal" style:font-style-complex="normal"/>
    </style:style>
    <style:style style:name="T173" style:family="text">
      <style:text-properties fo:font-style="normal" officeooo:rsid="00659dbb" style:font-style-asian="normal" style:font-style-complex="normal"/>
    </style:style>
    <style:style style:name="T174" style:family="text">
      <style:text-properties fo:font-style="normal" officeooo:rsid="0066ef9c" style:font-style-asian="normal" style:font-style-complex="normal"/>
    </style:style>
    <style:style style:name="T175" style:family="text">
      <style:text-properties fo:font-style="normal" officeooo:rsid="0068907f" style:font-style-asian="normal" style:font-style-complex="normal"/>
    </style:style>
    <style:style style:name="T176" style:family="text">
      <style:text-properties fo:font-style="normal" officeooo:rsid="006bd036" style:font-style-asian="normal" style:font-style-complex="normal"/>
    </style:style>
    <style:style style:name="T177" style:family="text">
      <style:text-properties fo:font-style="normal" officeooo:rsid="006d1d7f" style:font-style-asian="normal" style:font-style-complex="normal"/>
    </style:style>
    <style:style style:name="T178" style:family="text">
      <style:text-properties fo:font-style="normal" officeooo:rsid="006e9b97" style:font-style-asian="normal" style:font-style-complex="normal"/>
    </style:style>
    <style:style style:name="T179" style:family="text">
      <style:text-properties fo:font-style="normal" officeooo:rsid="0075f345" style:font-style-asian="normal" style:font-style-complex="normal"/>
    </style:style>
    <style:style style:name="T180" style:family="text">
      <style:text-properties fo:font-style="normal" officeooo:rsid="007ab37a" style:font-style-asian="normal" style:font-style-complex="normal"/>
    </style:style>
    <style:style style:name="T181" style:family="text">
      <style:text-properties fo:font-style="normal" officeooo:rsid="007bd057" style:font-style-asian="normal" style:font-style-complex="normal"/>
    </style:style>
    <style:style style:name="T182" style:family="text">
      <style:text-properties fo:font-style="normal" officeooo:rsid="007d725c" style:font-style-asian="normal" style:font-style-complex="normal"/>
    </style:style>
    <style:style style:name="T183" style:family="text">
      <style:text-properties fo:font-style="normal" officeooo:rsid="007d80f7" style:font-style-asian="normal" style:font-style-complex="normal"/>
    </style:style>
    <style:style style:name="T184" style:family="text">
      <style:text-properties fo:font-style="normal" officeooo:rsid="01cfd0ad" style:font-style-asian="normal" style:font-style-complex="normal"/>
    </style:style>
    <style:style style:name="T185" style:family="text">
      <style:text-properties fo:font-style="normal" officeooo:rsid="007f44d7" style:font-style-asian="normal" style:font-style-complex="normal"/>
    </style:style>
    <style:style style:name="T186" style:family="text">
      <style:text-properties fo:font-style="normal" officeooo:rsid="007f6d75" style:font-style-asian="normal" style:font-style-complex="normal"/>
    </style:style>
    <style:style style:name="T187" style:family="text">
      <style:text-properties fo:font-style="normal" officeooo:rsid="0043d1e8" style:font-style-asian="normal" style:font-style-complex="normal"/>
    </style:style>
    <style:style style:name="T188" style:family="text">
      <style:text-properties fo:font-style="normal" officeooo:rsid="004953f7" style:font-style-asian="normal" style:font-style-complex="normal"/>
    </style:style>
    <style:style style:name="T189" style:family="text">
      <style:text-properties fo:font-style="normal" officeooo:rsid="0044ff71" style:font-style-asian="normal" style:font-style-complex="normal"/>
    </style:style>
    <style:style style:name="T190" style:family="text">
      <style:text-properties fo:font-style="normal" officeooo:rsid="0081267a" style:font-style-asian="normal" style:font-style-complex="normal"/>
    </style:style>
    <style:style style:name="T191" style:family="text">
      <style:text-properties fo:font-style="normal" officeooo:rsid="00829f38" style:font-style-asian="normal" style:font-style-complex="normal"/>
    </style:style>
    <style:style style:name="T192" style:family="text">
      <style:text-properties fo:font-style="normal" officeooo:rsid="0082f9ba" style:font-style-asian="normal" style:font-style-complex="normal"/>
    </style:style>
    <style:style style:name="T193" style:family="text">
      <style:text-properties fo:font-style="normal" officeooo:rsid="00861cfd" style:font-style-asian="normal" style:font-style-complex="normal"/>
    </style:style>
    <style:style style:name="T194" style:family="text">
      <style:text-properties fo:font-style="normal" officeooo:rsid="0088c443" style:font-style-asian="normal" style:font-style-complex="normal"/>
    </style:style>
    <style:style style:name="T195" style:family="text">
      <style:text-properties fo:font-style="normal" officeooo:rsid="0089e121" style:font-style-asian="normal" style:font-style-complex="normal"/>
    </style:style>
    <style:style style:name="T196" style:family="text">
      <style:text-properties fo:font-style="normal" officeooo:rsid="001c5c4f" fo:background-color="#ffff00" loext:char-shading-value="0" style:font-style-asian="normal" style:font-style-complex="normal"/>
    </style:style>
    <style:style style:name="T197" style:family="text">
      <style:text-properties fo:font-style="normal" officeooo:rsid="00572b74" fo:background-color="#ffff00" loext:char-shading-value="0" style:font-style-asian="normal" style:font-style-complex="normal"/>
    </style:style>
    <style:style style:name="T198" style:family="text">
      <style:text-properties fo:font-style="normal" officeooo:rsid="007e2b41" fo:background-color="#ffff00" loext:char-shading-value="0" style:font-style-asian="normal" style:font-style-complex="normal"/>
    </style:style>
    <style:style style:name="T199" style:family="text">
      <style:text-properties fo:font-style="normal" officeooo:rsid="0082f9ba" fo:background-color="#ffff00" loext:char-shading-value="0" style:font-style-asian="normal" style:font-style-complex="normal"/>
    </style:style>
    <style:style style:name="T200" style:family="text">
      <style:text-properties fo:font-style="normal" officeooo:rsid="0082f9ba" fo:background-color="#ffff00" loext:char-shading-value="0" style:font-style-asian="normal" style:font-style-complex="normal"/>
    </style:style>
    <style:style style:name="T201" style:family="text">
      <style:text-properties officeooo:rsid="01bef5f4"/>
    </style:style>
    <style:style style:name="T202" style:family="text">
      <style:text-properties officeooo:rsid="01bfc8da"/>
    </style:style>
    <style:style style:name="T203" style:family="text">
      <style:text-properties officeooo:rsid="01c22af0"/>
    </style:style>
    <style:style style:name="T204" style:family="text">
      <style:text-properties officeooo:rsid="0205eecc"/>
    </style:style>
    <style:style style:name="T205" style:family="text">
      <style:text-properties officeooo:rsid="000a7626"/>
    </style:style>
    <style:style style:name="T206" style:family="text">
      <style:text-properties officeooo:rsid="000c002c"/>
    </style:style>
    <style:style style:name="T207" style:family="text">
      <style:text-properties officeooo:rsid="000e24a9"/>
    </style:style>
    <style:style style:name="T208" style:family="text">
      <style:text-properties officeooo:rsid="000e6bdd"/>
    </style:style>
    <style:style style:name="T209" style:family="text">
      <style:text-properties officeooo:rsid="020b5f5c"/>
    </style:style>
    <style:style style:name="T210" style:family="text">
      <style:text-properties officeooo:rsid="020e0983"/>
    </style:style>
    <style:style style:name="T211" style:family="text">
      <style:text-properties officeooo:rsid="020e2338"/>
    </style:style>
    <style:style style:name="T212" style:family="text">
      <style:text-properties officeooo:rsid="02175d5e"/>
    </style:style>
    <style:style style:name="T213" style:family="text">
      <style:text-properties officeooo:rsid="0213cdb9"/>
    </style:style>
    <style:style style:name="T214" style:family="text">
      <style:text-properties officeooo:rsid="0214d7d7"/>
    </style:style>
    <style:style style:name="T215" style:family="text">
      <style:text-properties officeooo:rsid="02186c98"/>
    </style:style>
    <style:style style:name="T216" style:family="text">
      <style:text-properties officeooo:rsid="021900d4"/>
    </style:style>
    <style:style style:name="T217" style:family="text">
      <style:text-properties officeooo:rsid="021da188"/>
    </style:style>
    <style:style style:name="T218" style:family="text">
      <style:text-properties officeooo:rsid="0214d7d7" fo:background-color="#ffff00" loext:char-shading-value="0"/>
    </style:style>
    <style:style style:name="T219" style:family="text">
      <style:text-properties officeooo:rsid="02164599" fo:background-color="#ffff00" loext:char-shading-value="0"/>
    </style:style>
    <style:style style:name="T220" style:family="text">
      <style:text-properties fo:background-color="#ffff00" loext:char-shading-value="0"/>
    </style:style>
    <style:style style:name="T221" style:family="text">
      <style:text-properties officeooo:rsid="0025e3f0" fo:background-color="#ffff00" loext:char-shading-value="0"/>
    </style:style>
    <style:style style:name="T222" style:family="text">
      <style:text-properties officeooo:rsid="0033763f" fo:background-color="#ffff00" loext:char-shading-value="0"/>
    </style:style>
    <style:style style:name="T223" style:family="text">
      <style:text-properties officeooo:rsid="00406c5d" fo:background-color="#ffff00" loext:char-shading-value="0"/>
    </style:style>
    <style:style style:name="T224" style:family="text">
      <style:text-properties officeooo:rsid="00541eb5" fo:background-color="#ffff00" loext:char-shading-value="0"/>
    </style:style>
    <style:style style:name="T225" style:family="text">
      <style:text-properties officeooo:rsid="00556b1f" fo:background-color="#ffff00" loext:char-shading-value="0"/>
    </style:style>
    <style:style style:name="T226" style:family="text">
      <style:text-properties officeooo:rsid="00572b74" fo:background-color="#ffff00" loext:char-shading-value="0"/>
    </style:style>
    <style:style style:name="T227" style:family="text">
      <style:text-properties officeooo:rsid="001508a0"/>
    </style:style>
    <style:style style:name="T228"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229" style:family="text">
      <style:text-properties officeooo:rsid="0023fb22"/>
    </style:style>
    <style:style style:name="T230" style:family="text">
      <style:text-properties officeooo:rsid="0025e3f0"/>
    </style:style>
    <style:style style:name="T231" style:family="text">
      <style:text-properties officeooo:rsid="0026578a"/>
    </style:style>
    <style:style style:name="T232" style:family="text">
      <style:text-properties officeooo:rsid="0028391e"/>
    </style:style>
    <style:style style:name="T233" style:family="text">
      <style:text-properties officeooo:rsid="002947ac"/>
    </style:style>
    <style:style style:name="T234" style:family="text">
      <style:text-properties officeooo:rsid="0029a579"/>
    </style:style>
    <style:style style:name="T235" style:family="text">
      <style:text-properties officeooo:rsid="002b4b87"/>
    </style:style>
    <style:style style:name="T236" style:family="text">
      <style:text-properties officeooo:rsid="002be240"/>
    </style:style>
    <style:style style:name="T237" style:family="text">
      <style:text-properties officeooo:rsid="0033763f"/>
    </style:style>
    <style:style style:name="T238" style:family="text">
      <style:text-properties officeooo:rsid="0033fecc"/>
    </style:style>
    <style:style style:name="T239" style:family="text">
      <style:text-properties officeooo:rsid="003513f6"/>
    </style:style>
    <style:style style:name="T240" style:family="text">
      <style:text-properties officeooo:rsid="0035d2b8"/>
    </style:style>
    <style:style style:name="T241" style:family="text">
      <style:text-properties officeooo:rsid="003892e8"/>
    </style:style>
    <style:style style:name="T242" style:family="text">
      <style:text-properties officeooo:rsid="003acb8d"/>
    </style:style>
    <style:style style:name="T243" style:family="text">
      <style:text-properties officeooo:rsid="003b6923"/>
    </style:style>
    <style:style style:name="T244" style:family="text">
      <style:text-properties officeooo:rsid="004105e7"/>
    </style:style>
    <style:style style:name="T245" style:family="text">
      <style:text-properties officeooo:rsid="0041ee22"/>
    </style:style>
    <style:style style:name="T246" style:family="text">
      <style:text-properties officeooo:rsid="0043b7ee"/>
    </style:style>
    <style:style style:name="T247" style:family="text">
      <style:text-properties officeooo:rsid="0043d1e8"/>
    </style:style>
    <style:style style:name="T248" style:family="text">
      <style:text-properties officeooo:rsid="0044ff71"/>
    </style:style>
    <style:style style:name="T249" style:family="text">
      <style:text-properties officeooo:rsid="004953f7"/>
    </style:style>
    <style:style style:name="T250" style:family="text">
      <style:text-properties officeooo:rsid="00556b1f"/>
    </style:style>
    <style:style style:name="T251" style:family="text">
      <style:text-properties officeooo:rsid="005a1a5a"/>
    </style:style>
    <style:style style:name="T252" style:family="text">
      <style:text-properties officeooo:rsid="005a1aa6"/>
    </style:style>
    <style:style style:name="T253" style:family="text">
      <style:text-properties officeooo:rsid="005a6086"/>
    </style:style>
    <style:style style:name="T254" style:family="text">
      <style:text-properties officeooo:rsid="006385f3"/>
    </style:style>
    <style:style style:name="T255" style:family="text">
      <style:text-properties officeooo:rsid="0064a0d3"/>
    </style:style>
    <style:style style:name="T256" style:family="text">
      <style:text-properties officeooo:rsid="006ca8ab"/>
    </style:style>
    <style:style style:name="T257" style:family="text">
      <style:text-properties style:font-name="Liberation Serif" fo:font-style="normal" officeooo:rsid="01c22af0" style:font-style-asian="normal" style:font-style-complex="normal"/>
    </style:style>
    <style:style style:name="T258" style:family="text">
      <style:text-properties style:font-name="Liberation Serif" fo:font-style="normal" officeooo:rsid="0068907f" style:font-style-asian="normal" style:font-style-complex="normal"/>
    </style:style>
    <style:style style:name="T259" style:family="text">
      <style:text-properties style:font-name="Liberation Serif" fo:font-style="normal" officeooo:rsid="01c974c6" style:font-style-asian="normal" style:font-style-complex="normal"/>
    </style:style>
    <style:style style:name="T260" style:family="text">
      <style:text-properties style:font-name="Liberation Serif" fo:font-style="normal" officeooo:rsid="004105e7" style:font-style-asian="normal" style:font-style-complex="normal"/>
    </style:style>
    <style:style style:name="T261" style:family="text">
      <style:text-properties style:font-name="Liberation Serif" fo:font-style="normal" officeooo:rsid="006385f3" style:font-style-asian="normal" style:font-style-complex="normal"/>
    </style:style>
    <style:style style:name="T262" style:family="text">
      <style:text-properties style:font-name="Liberation Serif" fo:font-style="normal" officeooo:rsid="006bd036" style:font-style-asian="normal" style:font-style-complex="normal"/>
    </style:style>
    <style:style style:name="T263" style:family="text">
      <style:text-properties style:font-name="Liberation Serif" fo:font-style="normal" officeooo:rsid="006e9b97" style:font-style-asian="normal" style:font-style-complex="normal"/>
    </style:style>
    <style:style style:name="T264" style:family="text">
      <style:text-properties style:font-name="Liberation Serif" fo:font-style="normal" officeooo:rsid="01cb6dc1" style:font-style-asian="normal" style:font-style-complex="normal"/>
    </style:style>
    <style:style style:name="T265" style:family="text">
      <style:text-properties style:font-name="Liberation Serif" fo:font-style="normal" officeooo:rsid="006fdc09" style:font-style-asian="normal" style:font-style-complex="normal"/>
    </style:style>
    <style:style style:name="T266" style:family="text">
      <style:text-properties style:font-name="Liberation Serif" fo:font-style="normal" officeooo:rsid="00779dfc" style:font-style-asian="normal" style:font-style-complex="normal"/>
    </style:style>
    <style:style style:name="T267" style:family="text">
      <style:text-properties officeooo:rsid="0082f9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ARMOIRE DE CUISINE INTELLIGENTE</text:h>
      <text:h text:style-name="P4" text:outline-level="3"><text:bookmark-start text:name="__RefHeading___Toc1857_3138935548"/><text:span text:style-name="T1">D</text:span>omaine de l'invention<text:bookmark-end text:name="__RefHeading___Toc1857_3138935548"/></text:h>
      <text:p text:style-name="P32"><text:span text:style-name="T2">L</text:span><text:span text:style-name="T4">a présente </text:span><text:span text:style-name="T2">invention</text:span><text:span text:style-name="T1"> concerne une </text:span><text:span text:style-name="T2">armoire de cuisine</text:span><text:span text:style-name="T5"> (1)</text:span><text:span text:style-name="T4"> </text:span><text:span text:style-name="T52">intelligente</text:span><text:span text:style-name="T53"> qui</text:span><text:span text:style-name="T52"> </text:span><text:span text:style-name="T1">inclu</text:span><text:span text:style-name="T54">t</text:span><text:span text:style-name="T1"> </text:span><text:span text:style-name="T55">un </text:span><text:span text:style-name="T56">ordinateur, des contenants (3) et </text:span><text:span text:style-name="T1">un bras robotique</text:span><text:span text:style-name="T57"> (5)</text:span><text:span text:style-name="T1">. Plus précisément, l'invention se rapporte à</text:span><text:span text:style-name="T58"> un</text:span><text:span text:style-name="T1"> </text:span><text:span text:style-name="T58">appareil incluant </text:span><text:span text:style-name="T1">une armoire de cuisine </text:span><text:span text:style-name="T58">ou autre structure de même nature dans lequel </text:span><text:span text:style-name="T59">est stockés des ingrédients dans des contenants et dans lequel </text:span><text:span text:style-name="T58">est intégré un bras robotique</text:span><text:span text:style-name="T59">.</text:span></text:p>
      <text:h text:style-name="P5" text:outline-level="3"><text:bookmark-start text:name="__RefHeading___Toc1859_3138935548"/>Description de l'art antérieur<text:bookmark-end text:name="__RefHeading___Toc1859_3138935548"/></text:h>
      <text:p text:style-name="P17"><text:span text:style-name="T60">Le domaine connexe le plus similaire possédant de l'art antérieur </text:span><text:span text:style-name="T61">est le domaine d</text:span><text:span text:style-name="T60">es réfrigérateurs intelligents</text:span><text:span text:style-name="T61">.</text:span><text:span text:style-name="T62"> </text:span><text:span text:style-name="T60">Les réfrigérateurs intelligents offrent un produit </text:span><text:span text:style-name="T63">semblable</text:span><text:span text:style-name="T60"> à une armoire de cuisine intelligente, mais diffèrent en plusieurs points</text:span><text:span text:style-name="T64"> de la présente invention</text:span><text:span text:style-name="T60">:</text:span></text:p>
      <text:list xml:id="list1352636953" text:style-name="L1">
        <text:list-item>
          <text:p text:style-name="P16"><text:span text:style-name="T65">L</text:span><text:span text:style-name="T66">es ingrédients</text:span><text:span text:style-name="T65"> d'un réfrigérateur</text:span><text:span text:style-name="T66"> sont réfrigérés contrairement à un garde-manger</text:span><text:span text:style-name="T67">.</text:span></text:p>
        </text:list-item>
        <text:list-item>
          <text:p text:style-name="P16"><text:span text:style-name="T68">L</text:span><text:span text:style-name="T66">'inventaire </text:span><text:span text:style-name="T69">automatique </text:span><text:span text:style-name="T66">est </text:span><text:span text:style-name="T70">peu précis puisqu'il est géré </text:span><text:span text:style-name="T66">à travers des caméras</text:span><text:span text:style-name="T70"> </text:span><text:span text:style-name="T71">au lieu d'être géré en mesurant le poids des ingrédients</text:span><text:span text:style-name="T67">.</text:span></text:p>
        </text:list-item>
        <text:list-item>
          <text:p text:style-name="P16"><text:span text:style-name="T72">L</text:span>'inventaire automatique est impossible <text:span text:style-name="T73">par reconnaissance visuelle </text:span>pour de nombreux produits<text:span text:style-name="T73">. Par exemple, il</text:span> existe une très grande <text:span text:style-name="T74">variété</text:span> d'ingrédient<text:span text:style-name="T75"> secs</text:span> qui <text:span text:style-name="T76">ont l'apparence d'une</text:span> poudre bl<text:span text:style-name="T73">a</text:span>nche<text:span text:style-name="T73">.</text:span></text:p>
        </text:list-item>
        <text:list-item>
          <text:p text:style-name="P21"><text:span text:style-name="T77">Les réfrigérateurs intelligents actuels n</text:span>'inclus pas de bras robotique<text:span text:style-name="T67"> qui offre la possibilité de faire plus de tâches dans la cuisine que </text:span><text:span text:style-name="T78">de simplement </text:span><text:span text:style-name="T67">maintenir un inventaire.</text:span></text:p>
          <text:p text:style-name="P22"/>
        </text:list-item>
      </text:list>
      <text:h text:style-name="P5" text:outline-level="3"><text:bookmark-start text:name="__RefHeading___Toc1986_3138935548"/><text:span text:style-name="T79">Sommaire de l'invention</text:span> <text:s text:c="2"/><text:bookmark-end text:name="__RefHeading___Toc1986_3138935548"/></text:h>
      <text:p text:style-name="P41"><text:span text:style-name="T80">On garde souvent en réserve des aliments dans le garde-manger. Toutefois, on a constaté qu'il est facile de gaspiller des aliments en les oubliant au fond de l'armoire. On s'est rendu compte que l'idéal serait d'automatiser le garde-manger.</text:span><text:span text:style-name="T81"> </text:span></text:p>
      <text:p text:style-name="P41"><text:span text:style-name="T82">L'invention concerne un appareil</text:span><text:span text:style-name="T83"> incluant un bras robotique</text:span><text:span text:style-name="T84"> (5)</text:span><text:span text:style-name="T82"> </text:span><text:span text:style-name="T229">muni d'une pince </text:span><text:span text:style-name="T230">(</text:span><text:span text:style-name="T221">***</text:span><text:span text:style-name="T230">) </text:span><text:span text:style-name="T82">qui </text:span><text:span text:style-name="T85">sort</text:span><text:span text:style-name="T86">, pèse</text:span><text:span text:style-name="T85"> et range automatiquement les ingrédients</text:span><text:span text:style-name="T87"> stockés dans des contenants </text:span><text:span text:style-name="T88">(3) </text:span><text:span text:style-name="T87">comme des pots, des bouteilles, des conserves ou autres objets de même nature</text:span><text:span text:style-name="T85">. De plus, ledit appareil </text:span><text:span text:style-name="T82">maintient un inventaire automatiquement en pesant </text:span><text:span text:style-name="T89">les</text:span><text:span text:style-name="T82"> contenant</text:span><text:span text:style-name="T89">s</text:span><text:span text:style-name="T82"> après chaque utilisation. L'ordinateur peut ainsi faire une </text:span><text:soft-page-break/><text:span text:style-name="T82">liste d'épicerie avec les aliments qui commencent à manquer.</text:span><text:span text:style-name="T89"> Il peut aussi s</text:span><text:span text:style-name="T82">uggérer des recettes avec des aliments qui sont près d'être périmés.</text:span></text:p>
      <text:p text:style-name="P32"><text:span text:style-name="T23">Ledit bras robotique (5) </text:span><text:span text:style-name="T24">a besoin de se déplacer pour </text:span><text:span text:style-name="T23">accéder aux contenants et aux outils</text:span><text:span text:style-name="T25"> à travers un mouvement vertical et/ou horizontal selon la géométrie de l'armoire</text:span><text:span text:style-name="T23">.</text:span></text:p>
      <text:p text:style-name="P44"><text:span text:style-name="T209">Selon un</text:span><text:span text:style-name="T210">e</text:span><text:span text:style-name="T209"> réalisation préférée, </text:span><text:span text:style-name="T211">le bras robotique</text:span><text:span text:style-name="T212"> (5)</text:span><text:span text:style-name="T211"> </text:span><text:span text:style-name="T213">est fixé à un chariot sur une structure transversale</text:span><text:span text:style-name="T214"> (</text:span><text:span text:style-name="T218">*</text:span><text:span text:style-name="T219">**</text:span><text:span text:style-name="T214">)</text:span><text:span text:style-name="T215">. Le chariot se déplace latéralement. Ladite structure transversale est fixé à l'axe vertical. L'axe vertical est composé d'un moteur, un moyen d'entraînement </text:span><text:span text:style-name="T216">(câble, chaîne, vis-sans-fin, etc) </text:span><text:span text:style-name="T215">et un moyen de contrôle de position</text:span><text:span text:style-name="T216"> (</text:span><text:span text:style-name="T227">rails, </text:span><text:span text:style-name="T216">roulement linéaire</text:span><text:span text:style-name="T208">, surface anti-friction</text:span><text:span text:style-name="T216">, roue, etc)</text:span><text:span text:style-name="T215">.</text:span></text:p>
      <text:p text:style-name="P45">Selon une réalisation préférée, un système de contrepoids est utilisé afin de diminuer la charge<text:span text:style-name="T217"> requise à soulever pour le moteur.</text:span></text:p>
      <text:p text:style-name="P33"><text:span text:style-name="T26">Le</text:span><text:span text:style-name="T27">dit</text:span><text:span text:style-name="T26"> bras robotique</text:span><text:span text:style-name="T28"> (5)</text:span><text:span text:style-name="T29"> pourrait aller chercher les contenants ou des outils </text:span><text:span text:style-name="T30">à des positions prédéterminés pour chaque objet, mais idéalement, </text:span><text:span text:style-name="T31">selon une réalisation préférée, </text:span><text:span text:style-name="T30">l</text:span><text:span text:style-name="T15">e</text:span><text:span text:style-name="T16">dit</text:span><text:span text:style-name="T15"> bras robotique</text:span><text:span text:style-name="T17"> (5)</text:span><text:span text:style-name="T15"> est muni d</text:span><text:span text:style-name="T18">'un ou des</text:span><text:span text:style-name="T15"> capteur</text:span><text:span text:style-name="T18">s</text:span><text:span text:style-name="T15"> afin de pourvoir interagir avec son environnement. Il possède une caméra</text:span><text:span text:style-name="T32"> (</text:span><text:span text:style-name="T222">***</text:span><text:span text:style-name="T32">)</text:span><text:span text:style-name="T19"> ou un lecteur de code</text:span><text:span text:style-name="T15"> afin de détecter les contenants.</text:span><text:span text:style-name="T20"> Les contenants peuvent être muni d'une étiquette, un code</text:span><text:span text:style-name="T21"> (code barre, code magnétique</text:span><text:span text:style-name="T22">, etc</text:span><text:span text:style-name="T21">)</text:span><text:span text:style-name="T20"> ou autre système similaire afin de simplifier l'identification.</text:span></text:p>
      <text:p text:style-name="P41"><text:span text:style-name="T90">L'avantage d'utilisé un bras robotique</text:span><text:span text:style-name="T91">,</text:span><text:span text:style-name="T90"> contrairement à d'autres systèmes comme un système de convoyeurs</text:span><text:span text:style-name="T91">,</text:span><text:span text:style-name="T90"> est qu'un bras robotique peut effectuer une multitude de tâches.</text:span><text:span text:style-name="T83"> </text:span><text:span text:style-name="T92">La tâche principale dudit bras robotique </text:span><text:span text:style-name="T93">dans le modèle de base </text:span><text:span text:style-name="T92">est de </text:span><text:span text:style-name="T93">sortir</text:span><text:span text:style-name="T94">, peser</text:span><text:span text:style-name="T93"> et ranger les </text:span><text:span text:style-name="T95">contenants</text:span><text:span text:style-name="T93">.</text:span><text:span text:style-name="T96"> Toutefois, en incorporant des outils dans ledit appareil de la présente invention, le bras robotique peut utiliser </text:span><text:span text:style-name="T97">c</text:span><text:span text:style-name="T96">es outils dans le but d'accomplir de nombreuses tâches dans la cuisine</text:span><text:span text:style-name="T98"> comme couper</text:span><text:span text:style-name="T99">, tremper,</text:span><text:span text:style-name="T100"> chauffer,</text:span><text:span text:style-name="T101"> égoutter, pétrir, revenir,</text:span><text:span text:style-name="T99"> </text:span><text:span text:style-name="T101">proportionner, </text:span><text:span text:style-name="T99">verser, </text:span><text:span text:style-name="T102">battre, </text:span><text:span text:style-name="T99">étuver,</text:span><text:span text:style-name="T98"> </text:span><text:span text:style-name="T102">nettoyer, </text:span><text:span text:style-name="T98">fouetter</text:span><text:span text:style-name="T99">, cuire,</text:span><text:span text:style-name="T103"> et bien d'autres.</text:span></text:p>
      <text:p text:style-name="P41"><text:span text:style-name="T104">De nombreuses opérations en cuisine nécessite l'utilisation de deux mains.</text:span><text:span text:style-name="T105"> </text:span><text:span text:style-name="T106">Par exemple, pour ouvrir un contenant, une main doit tenir le contenant et une autre main doit tenir le couvercle.</text:span></text:p>
      <text:p text:style-name="P41"><text:span text:style-name="T107">Ainsi, </text:span><text:span text:style-name="T108">selon</text:span><text:span text:style-name="T107"> une réalisation préférée, ledit appareil inclut </text:span><text:span text:style-name="T109">un étau automatisé</text:span><text:span text:style-name="T110"> qui</text:span><text:span text:style-name="T109"> est utilisé pour tenir des contenants ou des objets.</text:span></text:p>
      <text:p text:style-name="P32"><text:span text:style-name="T41">Selon une autre réalisation préférée, </text:span><text:span text:style-name="T42">ledit appareil inclut un deuxième bras robotique </text:span><text:span text:style-name="T43">comme outil </text:span><text:span text:style-name="T42">afin d'assister </text:span><text:span text:style-name="T44">le bras robotique </text:span><text:span text:style-name="T45">principal</text:span><text:span text:style-name="T44"> (5) </text:span><text:span text:style-name="T42">dans les tâches de cuisine.</text:span><text:span text:style-name="T46"> Le deuxième bras robotique est fixe </text:span><text:soft-page-break/><text:span text:style-name="T46">sur la surface de travail contrairement au bras </text:span><text:span text:style-name="T47">principal</text:span><text:span text:style-name="T46"> qui peut se déplacer dans l'ensemble de l'appareil pour aller chercher des contenants partout.</text:span></text:p>
      <text:p text:style-name="P41"><text:span text:style-name="T111">Ledit appareil</text:span><text:span text:style-name="T112"> doit</text:span><text:span text:style-name="T113"> inclu</text:span><text:span text:style-name="T112">re</text:span><text:span text:style-name="T113"> </text:span><text:span text:style-name="T114">au minimum </text:span><text:span text:style-name="T113">un capteur</text:span><text:span text:style-name="T256"> de pesage</text:span><text:span text:style-name="T113"> </text:span><text:span text:style-name="T112">afin de</text:span><text:span text:style-name="T113"> peser les ingrédients. Selon une réalisation préférée, </text:span><text:span text:style-name="T206">un</text:span><text:span text:style-name="T113"> capteur se retrouve </text:span><text:span text:style-name="T206">dans</text:span><text:span text:style-name="T113"> une balance. Le bras robotique dépose </text:span><text:span text:style-name="T115">un</text:span><text:span text:style-name="T113"> contenant sur la balance pour déterminer </text:span><text:span text:style-name="T115">son</text:span><text:span text:style-name="T113"> poids.</text:span></text:p>
      <text:p text:style-name="P32"><text:span text:style-name="T48">Selon une autre réalisation préférée, </text:span><text:span text:style-name="T49">un</text:span><text:span text:style-name="T48"> capteur se retrouve directement sur le bras robotique</text:span><text:span text:style-name="T50"> </text:span><text:span text:style-name="T51">principal</text:span><text:span text:style-name="T48">. Le bras robotique connaît alors rapidement le poids de ce qu'il porte.</text:span></text:p>
      <text:p text:style-name="P41"><text:span text:style-name="T113">Selon une autre réalisation préférée, </text:span><text:span text:style-name="T207">un</text:span><text:span text:style-name="T113"> capteur se retrouve sur</text:span><text:span text:style-name="T116"> l'étau ou</text:span><text:span text:style-name="T113"> </text:span><text:span text:style-name="T117">la main </text:span><text:span text:style-name="T118">du bras robotique fixe</text:span><text:span text:style-name="T113">.</text:span><text:span text:style-name="T117"> Cela permet de mesurer le poid</text:span><text:span text:style-name="T119">s des ingrédients</text:span><text:span text:style-name="T117"> extrai</text:span><text:span text:style-name="T119">ent</text:span><text:span text:style-name="T117"> des </text:span><text:span text:style-name="T119">contenants</text:span><text:span text:style-name="T117"> puisque l</text:span><text:span text:style-name="T120">'étau ou l</text:span><text:span text:style-name="T117">a main </text:span><text:span text:style-name="T121">du bras robotique </text:span><text:span text:style-name="T117">fixe maintient le </text:span><text:span text:style-name="T119">contenant</text:span><text:span text:style-name="T117"> en place lors de l'extraction.</text:span></text:p>
      <text:p text:style-name="P41"><text:span text:style-name="T122">Ledit appareil possède un </text:span><text:span text:style-name="T123">ordinateur </text:span><text:span text:style-name="T122">pour tout contrôler. Ledit ordinateur </text:span><text:span text:style-name="T124">est aussi un serveur auquel un ou des clients peuvent se connecter pour</text:span><text:span text:style-name="T123"> communiquer </text:span><text:span text:style-name="T124">avec </text:span><text:span text:style-name="T123">l'appareil</text:span><text:span text:style-name="T122"> à travers un réseau.</text:span></text:p>
      <text:p text:style-name="P42">Selon une réalisation préférée, un écran tactile est intégré dans l'appareil afin de pouvoir communiquer directement avec ledit ordinateur sans passer par l'intermédiaire d'un autre ordinateur.</text:p>
      <text:p text:style-name="P41"><text:span text:style-name="T125">De nombreuses recettes et de nombreuses transformations d'aliments requi</text:span><text:span text:style-name="T126">èr</text:span><text:span text:style-name="T125">e</text:span><text:span text:style-name="T126">nt</text:span><text:span text:style-name="T125"> </text:span><text:span text:style-name="T126">de l'eau potable et</text:span><text:span text:style-name="T127">/ou</text:span><text:span text:style-name="T126"> rejettent des eaux usées.</text:span></text:p>
      <text:p text:style-name="P32"><text:span text:style-name="T126">Selon une réalisation préférée, ledit </text:span><text:span text:style-name="T128">appareil inclus une entrée d'eau</text:span><text:span text:style-name="T129"> potable, une sortie d'eau usée et se branche comme un lave-vaisselle.</text:span><text:span text:style-name="T130"> </text:span><text:span text:style-name="T131">L'eau potable est acheminé par la pression du système de plomberie à travers une valve et l'eau usée est évacué par gravité où par l'entremise d'une pompe. </text:span><text:span text:style-name="T132">U</text:span><text:span text:style-name="T129">n évier ou autre structure de même nature </text:span><text:span text:style-name="T132">est nécessaire pour</text:span><text:span text:style-name="T129"> recueill</text:span><text:span text:style-name="T132">ir</text:span><text:span text:style-name="T133"> temporairement</text:span><text:span text:style-name="T129"> l'eau usée</text:span><text:span text:style-name="T128">.</text:span></text:p>
      <text:p text:style-name="P43">Dans les dessins qui illustrent l'invention, </text:p>
      <text:p text:style-name="P54">la FIGURE 1 est une vue <text:span text:style-name="T57">de face de l'appareil selon la présente invention</text:span><text:span text:style-name="T134">, </text:span><text:span text:style-name="T57">les portes fermées</text:span>, </text:p>
      <text:p text:style-name="P32"><text:span text:style-name="T6">la FIGURE </text:span><text:span text:style-name="T7">2</text:span><text:span text:style-name="T6"> est une vue</text:span><text:span text:style-name="T8"> du même appareil, les portes ouvertes, </text:span><text:span text:style-name="T9">affichant comme </text:span><text:span text:style-name="T10">exemple</text:span><text:span text:style-name="T8"> </text:span><text:span text:style-name="T11">certains</text:span><text:span text:style-name="T8"> outils</text:span><text:span text:style-name="T9">:</text:span><text:span text:style-name="T12"> u</text:span><text:span text:style-name="T13">n</text:span><text:span text:style-name="T8"> four (6), </text:span><text:span text:style-name="T13">un </text:span><text:span text:style-name="T14">bras mélangeur (7) et </text:span><text:span text:style-name="T13">une </text:span><text:span text:style-name="T8">spatule (</text:span><text:span text:style-name="T14">8</text:span><text:span text:style-name="T8">).</text:span></text:p>
      <text:p text:style-name="P57"><text:span text:style-name="T135">Dans les dessins, seulement un four (6), un bras mélangeur (7) et une spatule (8) sont affichés. Toutefois, tou</text:span><text:span text:style-name="T136">s</text:span><text:span text:style-name="T135"> les outils de cuisine </text:span><text:span text:style-name="T136">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37"> </text:span><text:span text:style-name="T136">lave</text:span><text:span text:style-name="T137">-</text:span><text:span text:style-name="T136">vaisselle, une mini cuisinière, un mini réfrigérateur, </text:span><text:soft-page-break/><text:span text:style-name="T136">une machine à pain, </text:span><text:span text:style-name="T205">une machine à café, </text:span><text:span text:style-name="T136">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61"><text:span text:style-name="T228">Revendications</text:span></text:p>
      <text:p text:style-name="P58">Les réalisations de l’invention, au sujet desquelles un droit exclusif de propriété ou de privilège est revendiqué, sont définies comme suit<text:span text:style-name="T138"> : </text:span></text:p>
      <text:p text:style-name="P58"/>
      <text:p text:style-name="P17"><text:span text:style-name="T139">1) U</text:span><text:span text:style-name="T82">n appareil</text:span><text:span text:style-name="T83"> </text:span><text:span text:style-name="T140">de stockage d'aliments </text:span><text:span text:style-name="T139">constitué d'une armoire de cuisine ou autre structure de même nature,</text:span><text:span text:style-name="T83"> un bras robotique</text:span><text:span text:style-name="T139">, un ordinateur et des contenants</text:span><text:span text:style-name="T141">, lequel bras robotique</text:span><text:span text:style-name="T229"> est muni d'une pince</text:span><text:span text:style-name="T141"> capable de manipuler </text:span><text:span text:style-name="T240">lesdits</text:span><text:span text:style-name="T141"> contenants, lequel ordinateur interagit avec l'utilisateur et contrôle le</text:span><text:span text:style-name="T231">dit</text:span><text:span text:style-name="T141"> bras robotique</text:span><text:span text:style-name="T231">, </text:span><text:span text:style-name="T141">le</text:span><text:span text:style-name="T231">s</text:span><text:span text:style-name="T141">quel</text:span><text:span text:style-name="T231">s</text:span><text:span text:style-name="T141"> </text:span><text:span text:style-name="T232">contenants </text:span><text:span text:style-name="T233">servent à</text:span><text:span text:style-name="T141"> stock</text:span><text:span text:style-name="T233">er</text:span><text:span text:style-name="T141"> des aliments</text:span><text:span text:style-name="T239">.</text:span></text:p>
      <text:p text:style-name="P17"/>
      <text:p text:style-name="P24">2)<text:span text:style-name="T142"> Un appareil selon la revendication 1, </text:span><text:span text:style-name="T234">caractérisé en ce que </text:span><text:span text:style-name="T143">le bras robotique possède </text:span><text:span text:style-name="T235">un moyen de d'identifier les</text:span><text:span text:style-name="T241">dits</text:span><text:span text:style-name="T235"> contenants ou des outils</text:span><text:span text:style-name="T236">.</text:span></text:p>
      <text:p text:style-name="P24"/>
      <text:p text:style-name="P29">3) Un appareil selon la revendication 2, caractérisé en ce que le moyen <text:span text:style-name="T237">d'identification des contenants ou des outils </text:span><text:span text:style-name="T238">comporte une caméra intégré à la main dudit bras robotique</text:span><text:span text:style-name="T242"> permettant d'identifier visuellement lesdits contenants ou des outils ou de lire des codes</text:span><text:span text:style-name="T243">-barres ou autres identifiants de même nature</text:span><text:span text:style-name="T242">.</text:span></text:p>
      <text:p text:style-name="P29"/>
      <text:p text:style-name="P30"><text:span text:style-name="T250">4</text:span>) Un appareil selon la revendication 2, caractérisé en ce que le moyen <text:span text:style-name="T237">d'identification des contenants ou des outils </text:span><text:span text:style-name="T238">comporte un</text:span><text:span text:style-name="T242"> lecteur de code</text:span><text:span text:style-name="T238"> intégré à la main dudit bras robotique</text:span><text:span text:style-name="T242"> permettant de lire les codes apposés sur lesdits contenants ou des outils.</text:span></text:p>
      <text:p text:style-name="P24"/>
      <text:p text:style-name="P19"><text:span text:style-name="T250">5</text:span><text:span text:style-name="T144">) </text:span><text:span text:style-name="T142">Un appareil selon la revendication </text:span><text:span text:style-name="T223">1, 2,</text:span><text:span text:style-name="T225"> 3,</text:span><text:span text:style-name="T223"> </text:span><text:span text:style-name="T224">ou </text:span><text:span text:style-name="T225">4</text:span><text:span text:style-name="T144">, </text:span><text:span text:style-name="T244">caractérisé en ce que l</text:span><text:span text:style-name="T246">edit </text:span><text:span text:style-name="T245">appareil</text:span><text:span text:style-name="T246"> de la présente invention</text:span><text:span text:style-name="T244"> </text:span><text:span text:style-name="T245">inclut un</text:span><text:span text:style-name="T145"> </text:span><text:span text:style-name="T247">ou </text:span><text:span text:style-name="T145">des outils</text:span><text:span text:style-name="T249"> ou appareils</text:span><text:span text:style-name="T248"> de cuisine</text:span><text:span text:style-name="T145"> permettant d'accomplir des tâ</text:span><text:span text:style-name="T147">ches dans la cuisine</text:span><text:span text:style-name="T162">.</text:span></text:p>
      <text:p text:style-name="P19"><text:span text:style-name="T163"/></text:p>
      <text:p text:style-name="P20"><text:span text:style-name="T164">6</text:span><text:span text:style-name="T163">)</text:span><text:span text:style-name="T33"> Un appareil selon la revendication </text:span><text:span text:style-name="T40">5</text:span><text:span text:style-name="T33">, </text:span><text:span text:style-name="T34">caractérisé en ce </text:span><text:span text:style-name="T36">que </text:span><text:span text:style-name="T35">lesdits appareils de cuisine comporte un four</text:span><text:span text:style-name="T3"> permett</text:span><text:span text:style-name="T38">a</text:span><text:span text:style-name="T3">nt au</text:span><text:span text:style-name="T36">dit</text:span><text:span text:style-name="T3"> bras robotique de</text:span><text:span text:style-name="T36"> déposer des contenants allant au </text:span><text:span text:style-name="T37">four</text:span><text:span text:style-name="T36"> dans ledit four</text:span><text:span text:style-name="T39"> afin de</text:span><text:span text:style-name="T3"> cuire certains aliments.</text:span></text:p>
      <text:p text:style-name="P14"><text:span text:style-name="T163"/></text:p>
      <text:p text:style-name="P31"><text:span text:style-name="T146"/></text:p>
      <text:p text:style-name="P18"><text:span text:style-name="T147"/></text:p>
      <text:p text:style-name="P18"><text:soft-page-break/><text:span text:style-name="T153"/></text:p>
      <text:p text:style-name="P23"/>
      <text:p text:style-name="P17"><text:span text:style-name="T153"/></text:p>
      <text:p text:style-name="P25"/>
      <text:p text:style-name="P26"><text:span text:style-name="T252">7</text:span>) Un appareil selon la revendication <text:span text:style-name="T226">1, 2, 3, 4, 5 ou 6</text:span>, <text:span text:style-name="T244">caractérisé en ce que l</text:span><text:span text:style-name="T246">edit </text:span><text:span text:style-name="T245">appareil</text:span><text:span text:style-name="T246"> de la présente invention</text:span><text:span text:style-name="T244"> </text:span><text:span text:style-name="T245">inclut </text:span>un étau<text:span text:style-name="T201"> </text:span>automatisé qui est utilisé pour tenir des contenants ou d<text:span text:style-name="T251">'autres</text:span> <text:span text:style-name="T202">objets.</text:span></text:p>
      <text:p text:style-name="P47"/>
      <text:p text:style-name="P35"><text:span text:style-name="T253">8</text:span><text:span text:style-name="T203">) Un appareil selon la revendication </text:span><text:span text:style-name="T197">1, 2, 3, 4, 5 ou 6</text:span><text:span text:style-name="T203">, </text:span><text:span text:style-name="T165">caractérisé en ce que l</text:span><text:span text:style-name="T166">edit </text:span><text:span text:style-name="T167">appareil</text:span><text:span text:style-name="T166"> de la présente invention</text:span><text:span text:style-name="T165"> </text:span><text:span text:style-name="T167">inclut </text:span><text:span text:style-name="T203">un deuxième bras robotique </text:span><text:span text:style-name="T254">secondaire</text:span><text:span text:style-name="T255"> fixé sur une surface de travail dans l'appareil</text:span><text:span text:style-name="T203"> pour assister dans les tâches de la cuisine.</text:span></text:p>
      <text:p text:style-name="P48"/>
      <text:p text:style-name="P34"><text:span text:style-name="T169">9</text:span><text:span text:style-name="T156">) Un appareil selon la revendication </text:span><text:span text:style-name="T197">1, 2, 3, 4, 5 ou 6</text:span><text:span text:style-name="T156">, </text:span><text:span text:style-name="T165">caractérisé en ce que l</text:span><text:span text:style-name="T166">edit </text:span><text:span text:style-name="T167">appareil</text:span><text:span text:style-name="T166"> de la présente invention</text:span><text:span text:style-name="T165"> </text:span><text:span text:style-name="T167">inclut </text:span><text:span text:style-name="T156">un </text:span><text:span text:style-name="T168">moyen de peser les ingrédients</text:span><text:span text:style-name="T177">.</text:span></text:p>
      <text:p text:style-name="P52"/>
      <text:p text:style-name="P36"><text:span text:style-name="T170">10</text:span><text:span text:style-name="T154">)</text:span><text:span text:style-name="T155"> <text:s/></text:span><text:span text:style-name="T156">Un appareil selon la revendication </text:span><text:span text:style-name="T171">9</text:span><text:span text:style-name="T157">, </text:span><text:span text:style-name="T165">caractérisé en ce que </text:span><text:span text:style-name="T172">le moyen de peser les ingrédients est constitué d'une balance</text:span><text:span text:style-name="T173"> possédant un moyen de communication avec ledit ordinateur et</text:span><text:span text:style-name="T172"> sur laquelle ledit bras robotique dépose </text:span><text:span text:style-name="T173">lesdits contenants.</text:span></text:p>
      <text:p text:style-name="P49"/>
      <text:p text:style-name="P37"><text:span text:style-name="T174">1</text:span><text:span text:style-name="T175">1</text:span><text:span text:style-name="T154">)</text:span><text:span text:style-name="T155"> <text:s/></text:span><text:span text:style-name="T156">Un appareil se</text:span><text:span text:style-name="T257">lon la revendication </text:span><text:span text:style-name="T258">9</text:span><text:span text:style-name="T259">, </text:span><text:span text:style-name="T260">caractérisé en ce que </text:span><text:span text:style-name="T261">le moyen de peser les ingrédients est constitué d'u</text:span><text:span text:style-name="T259">n capteur</text:span><text:span text:style-name="T262"> de pesage</text:span><text:span text:style-name="T259"> </text:span><text:span text:style-name="T263">installé</text:span><text:span text:style-name="T264"> directement sur le bras robotique </text:span><text:span text:style-name="T265">principal</text:span><text:span text:style-name="T266">.</text:span></text:p>
      <text:p text:style-name="P50"/>
      <text:p text:style-name="P38"><text:span text:style-name="T182">12</text:span><text:span text:style-name="T154">)</text:span><text:span text:style-name="T155"> <text:s/></text:span><text:span text:style-name="T156">Un appareil selon la revendication </text:span><text:span text:style-name="T179">9</text:span><text:span text:style-name="T157">, </text:span><text:span text:style-name="T165">caractérisé en ce que </text:span><text:span text:style-name="T172">le moyen de peser les ingrédients est constitué d'u</text:span><text:span text:style-name="T157">n capteur</text:span><text:span text:style-name="T176"> de pesage</text:span><text:span text:style-name="T157"> </text:span><text:span text:style-name="T178">installé</text:span><text:span text:style-name="T158"> directement sur l</text:span><text:span text:style-name="T181">edit </text:span><text:span text:style-name="T180">étau ou sur le</text:span><text:span text:style-name="T181">dit</text:span><text:span text:style-name="T180"> bras robotique secondaire</text:span><text:span text:style-name="T158">.</text:span></text:p>
      <text:p text:style-name="P39"><text:span text:style-name="T183">13</text:span><text:span text:style-name="T184">) Un appareil selon la revendication </text:span><text:span text:style-name="T198">1</text:span><text:span text:style-name="T184">, </text:span><text:span text:style-name="T165">caractérisé en ce que l</text:span><text:span text:style-name="T166">edit </text:span><text:span text:style-name="T167">appareil</text:span><text:span text:style-name="T166"> de la présente invention</text:span><text:span text:style-name="T165"> </text:span><text:span text:style-name="T184"><text:s/>inclut un écran tactile afin de</text:span><text:span text:style-name="T190"> permettre à l'utilisateur de</text:span><text:span text:style-name="T184"> communiquer directement avec l</text:span><text:span text:style-name="T185">edit </text:span><text:span text:style-name="T184">ordinateur</text:span><text:span text:style-name="T191"> sans passer par un autre ordinateur</text:span><text:span text:style-name="T186">.</text:span></text:p>
      <text:p text:style-name="P51"/>
      <text:p text:style-name="P40"><text:soft-page-break/><text:span text:style-name="T160">1</text:span><text:span text:style-name="T195">4</text:span><text:span text:style-name="T160">) Un appareil selon la revendication </text:span><text:span text:style-name="T200">1,</text:span><text:span text:style-name="T160"> </text:span><text:span text:style-name="T165">caractérisé en ce que l</text:span><text:span text:style-name="T166">edit </text:span><text:span text:style-name="T167">appareil</text:span><text:span text:style-name="T166"> de la présente invention</text:span><text:span text:style-name="T165"> </text:span><text:span text:style-name="T160"><text:s/>inclut une entrée d'eau potable</text:span><text:span text:style-name="T194">,</text:span><text:span text:style-name="T160"> une sortie d'eau usée et un réservoir pour </text:span><text:span text:style-name="T161">recueillir</text:span><text:span text:style-name="T160"> temporairement l'eau usée.</text:span></text:p>
      <text:p text:style-name="P10"/>
      <text:p text:style-name="P12">Une balance permet à l'appareil de maintenir un inventaire des quantités d'ingrédients restantes. De plus, une balance permet au bras robotique de préparer des aliments et des recettes en versant ou en prélevant une quantité requise.</text:p>
      <text:p text:style-name="P15"/>
      <text:p text:style-name="P12">dans lequel est intégré une deuxième main fixe. Celle-ci permet de tenir le pot ou le couvercle lorsque le bras robotique dévisse le couvercle. Elle permet aussi l'utilisation d'autres outils en s'assurant que le contenant ne se déplace pas.</text:p>
      <text:p text:style-name="P12"/>
      <text:p text:style-name="P13"><text:span text:style-name="T147"><text:s/>incluant, mais ne se limitant pas à: </text:span><text:span text:style-name="T148">couper</text:span><text:span text:style-name="T149">, tremper,</text:span><text:span text:style-name="T150"> chauffer,</text:span><text:span text:style-name="T151"> égoutter, pétrir, revenir,</text:span><text:span text:style-name="T149"> </text:span><text:span text:style-name="T151">proportionner, </text:span><text:span text:style-name="T149">verser, </text:span><text:span text:style-name="T152">battre, </text:span><text:span text:style-name="T149">étuver,</text:span><text:span text:style-name="T148"> </text:span><text:span text:style-name="T152">nettoyer, </text:span><text:span text:style-name="T148">fouetter</text:span><text:span text:style-name="T149">, cuire</text:span><text:span text:style-name="T147">..</text:span><text:span text:style-name="T153">.</text:span></text:p>
      <text:p text:style-name="P12"/>
      <text:p text:style-name="P12"/>
      <text:p text:style-name="P8">7) Un appareil selon la revendication 6, dans lequel est intégré optionnellement un mini lave-vaisselle. Celui-ci permet au bras robotique de nettoyer ses outils et ses contenants.</text:p>
      <text:p text:style-name="P8"/>
      <text:p text:style-name="P9"><text:span text:style-name="T144">3) </text:span><text:span text:style-name="T142">Un appareil selon la revendication </text:span><text:span text:style-name="T144">2, </text:span><text:span text:style-name="T145">dans lequel est inclut des outils permettant d'accomplir des tâ</text:span><text:span text:style-name="T147">ches dans la cuisine incluant, mais ne se limitant pas à: </text:span><text:span text:style-name="T148">couper</text:span><text:span text:style-name="T149">, tremper,</text:span><text:span text:style-name="T150"> chauffer,</text:span><text:span text:style-name="T151"> égoutter, pétrir, revenir,</text:span><text:span text:style-name="T149"> </text:span><text:span text:style-name="T151">proportionner, </text:span><text:span text:style-name="T149">verser, </text:span><text:span text:style-name="T152">battre, </text:span><text:span text:style-name="T149">étuver,</text:span><text:span text:style-name="T148"> </text:span><text:span text:style-name="T152">nettoyer, </text:span><text:span text:style-name="T148">fouetter</text:span><text:span text:style-name="T149">, cuire</text:span><text:span text:style-name="T147">..</text:span><text:span text:style-name="T153">.</text:span></text:p>
      <text:h text:style-name="P7" text:outline-level="3">Les caractéristiques de vos revendications</text:h>
      <text:p text:style-name="P56">Votre revendication doit être <text:span text:style-name="Strong_20_Emphasis">claire</text:span> pour éviter une interprétation du lecteur. Si vous utilisez des mots comme «<text:span text:style-name="T220"> mince </text:span>», «<text:span text:style-name="T220"> fort </text:span>», « <text:span text:style-name="T220">une grande partie</text:span> », « <text:span text:style-name="T220">tel que</text:span> », ou « <text:span text:style-name="T220">au besoin</text:span> », vous n’êtes probablement pas assez clair. Ces mots obligent le lecteur à porter un jugement en fonction de son opinion plutôt que d’une observation objective.</text:p>
      <text:p text:style-name="P56">Chaque revendication doit être <text:span text:style-name="Strong_20_Emphasis">complète</text:span>, c’est-à-dire qu’elle doit comprendre une <text:span text:style-name="T220">caractéristique inventive</text:span> et présenter<text:span text:style-name="T220"> suffisamment d’éléments</text:span> pour mettre l’invention dans le bon contexte.</text:p>
      <text:p text:style-name="P56">Les revendications doivent être <text:span text:style-name="Strong_20_Emphasis"><text:span text:style-name="T220">fondées</text:span></text:span><text:span text:style-name="T220"> sur la description</text:span>. Cela signifie que tout ce qui concerne votre invention et dont vous parlez dans les revendications doit être <text:span text:style-name="T220">entièrement expliqué dans la description</text:span>. De plus, <text:span text:style-name="T220">les mots que vous utilisez</text:span> dans les revendications <text:span text:style-name="T220">doivent se trouver dans la description</text:span> ou pouvoir être clairement suggérés par la description. </text:p>
      <text:h text:style-name="P6" text:outline-level="3"><text:bookmark text:name="Structure"/>La structure de vos revendications</text:h>
      <text:p text:style-name="P56">Une revendication est rédigée en une seule phrase (un énoncé) composée de trois parties : le préambule (ou l’introduction), le corps (ou la portée) et l’expression transitoire.</text:p>
      <text:p text:style-name="P56">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56">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56">L’<text:span text:style-name="Strong_20_Emphasis">expression transitoire</text:span> fait le lien entre les deux parties précédentes et se compose de mots ou d’expressions comme : </text:p>
      <text:list xml:id="list703176000" text:style-name="L4">
        <text:list-item>
          <text:p text:style-name="P59">« qui comprend »; </text:p>
        </text:list-item>
        <text:list-item>
          <text:p text:style-name="P59">« comprenant »; </text:p>
        </text:list-item>
        <text:list-item>
          <text:p text:style-name="P59">« incluant »; </text:p>
        </text:list-item>
        <text:list-item>
          <text:p text:style-name="P59">« composé de »; </text:p>
        </text:list-item>
        <text:list-item>
          <text:p text:style-name="P53">« composé essentiellement de ». </text:p>
        </text:list-item>
      </text:list>
      <text:p text:style-name="P56"><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56">Dans l’exemple qui suit, « un dispositif de saisie des données » est le préambule, « comprenant » est l’expression transitoire et le reste de la revendication forme le corps. </text:p>
      <text:h text:style-name="P2" text:outline-level="2"><text:bookmark text:name="wr01433"/><text:soft-page-break/>Conseils sur la rédaction des revendications</text:h>
      <text:p text:style-name="P56">Voici un résumé qui vous aidera à rédiger vos revendications : </text:p>
      <text:list xml:id="list3861142246" text:style-name="L6">
        <text:list-item>
          <text:p text:style-name="P60">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60">Commencez par vos revendications les plus générales et progressez vers les plus précises. </text:p>
        </text:list-item>
        <text:list-item>
          <text:p text:style-name="P60">Commencez les revendications sur une <text:span text:style-name="Strong_20_Emphasis">nouvelle page</text:span> (distincte de la description) et numérotez chaque revendication en chiffres arabes en commençant par 1. </text:p>
        </text:list-item>
        <text:list-item>
          <text:p text:style-name="P60">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55">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56">Revendication d'appareil</text:p>
      <text:p text:style-name="P56">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46"/>
      <text:p text:style-name="P11">TODO: Revendication<text:span text:style-name="T204">s</text:span> par usage</text:p>
      <text:p text:style-name="P11"/>
      <text:p text:style-name="P27">La pratique canadienne dans ce domaine permet de revendiquer dans une même demande: </text:p>
      <text:p text:style-name="P27">(a) un produit et son procédé de préparation;</text:p>
      <text:p text:style-name="P27">(b) un produit et son usage (par exemple, un additif de viscosité et une huile incluant cet additif);</text:p>
      <text:p text:style-name="P27"><text:soft-page-break/>(c) un produit, son procédé de préparation et son usage; ou</text:p>
      <text:p text:style-name="P27">(d) un procédé et un appareil spécialement adapté à mettre à exécution le procédé;</text:p>
      <text:p text:style-name="P27">(e) un produit, son procédé de préparation et un appareil spécialement adapté à mettre à exécution le procédé; et</text:p>
      <text:p text:style-name="P28">(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2T16:03:37.663725478</dc:date>
    <meta:editing-duration>PT2H14M17S</meta:editing-duration>
    <meta:editing-cycles>132</meta:editing-cycles>
    <meta:document-statistic meta:table-count="0" meta:image-count="0" meta:object-count="0" meta:page-count="10" meta:paragraph-count="87" meta:word-count="2636" meta:character-count="17169" meta:non-whitespace-character-count="14465"/>
  </office:meta>
</office:document-meta>
</file>